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'Courier New'" style:font-family-generic="modern" style:font-pitch="fixed" fo:font-size="22pt" style:font-size-asian="22pt" style:font-size-complex="22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text-properties fo:font-family="'Courier New'" style:font-family-generic="modern" style:font-pitch="fixed"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8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Courier New'" style:font-family-generic="modern" style:font-pitch="fixed" fo:font-size="20pt" style:font-size-asian="20pt" style:font-size-complex="20pt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style:style style:name="T8" style:family="text">
      <style:text-properties fo:font-family="'Courier New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a Basic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Basic Program Stru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imitive Types</text:p>
          </draw:text-box>
        </draw:frame>
        <draw:frame draw:style-name="gr2" draw:text-style-name="P3" draw:layer="layout" svg:width="22.854cm" svg:height="14.443cm" svg:x="2.54cm" svg:y="5.075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3"/></text:span><text:span text:style-name="T2">X, Y, Z <text:s/>: Integer;</text:span></text:p>
            <text:p text:style-name="P1"><text:span text:style-name="T2"><text:s text:c="3"/></text:span><text:span text:style-name="T2">Pi <text:s text:c="6"/>: Float <text:s/>:= 3.14159; <text:s/>-- Initialized</text:span></text:p>
            <text:p text:style-name="P1"><text:span text:style-name="T2"><text:s text:c="3"/></text:span><text:span text:style-name="T2">Result <text:s text:c="2"/>: Float;</text:span></text:p>
            <text:p text:style-name="P1"><text:span text:style-name="T2"><text:s text:c="3"/></text:span><text:span text:style-name="T2">Message <text:s/>: String := “Hello”;</text:span></text:p>
            <text:p text:style-name="P1"><text:span text:style-name="T2"><text:s text:c="3"/></text:span><text:span text:style-name="T2">Response : Character;</text:span></text:p>
            <text:p text:style-name="P1"><text:span text:style-name="T2"><text:s text:c="3"/></text:span><text:span text:style-name="T2">Flag <text:s text:c="4"/>: Boolean := True;</text:span></text:p>
            <text:p text:style-name="P1"><text:span text:style-name="T1">begin</text:span></text:p>
            <text:p text:style-name="P1"><text:span text:style-name="T2"><text:s text:c="3"/></text:span><text:span text:style-name="T2">X := Y + Z; <text:s/>-- Usual arithmetic operators.</text:span></text:p>
            <text:p text:style-name="P1"><text:span text:style-name="T2"><text:s text:c="3"/></text:span><text:span text:style-name="T2">Result := 2.0 * Pi;</text:span></text:p>
            <text:p text:style-name="P1"><text:span text:style-name="T2"/></text:p>
            <text:p text:style-name="P1"><text:span text:style-name="T2"><text:s text:c="3"/></text:span><text:span text:style-name="T2">Response := 'X'</text:span></text:p>
            <text:p text:style-name="P1"><text:span text:style-name="T2"><text:s text:c="3"/></text:span><text:span text:style-name="T2">Message(1) := Response; <text:s/>-- Now “Xello”</text:span></text:p>
            <text:p text:style-name="P1"><text:span text:style-name="T2"/></text:p>
            <text:p text:style-name="P1"><text:span text:style-name="T2"><text:s text:c="3"/></text:span><text:span text:style-name="T2">-- Type String actually array of Character.</text:span></text:p>
            <text:p text:style-name="P1"><text:span text:style-name="T2"><text:s text:c="3"/></text:span><text:span text:style-name="T2">-- More on this later.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efining New Types</text:p>
          </draw:text-box>
        </draw:frame>
        <draw:frame draw:style-name="gr2" draw:text-style-name="P3" draw:layer="layout" svg:width="24.716cm" svg:height="12.841cm" svg:x="2.54cm" svg:y="5.715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1">type</text:span><text:span text:style-name="T2"> Age_Type </text:span><text:span text:style-name="T1">is</text:span><text:span text:style-name="T2"> </text:span><text:span text:style-name="T1">range</text:span><text:span text:style-name="T2"> 0..128;</text:span></text:p>
            <text:p text:style-name="P1"><text:span text:style-name="T2"/></text:p>
            <text:p text:style-name="P1"><text:span text:style-name="T2"><text:s text:c="2"/></text:span><text:span text:style-name="T2">Old_Age : Age_Type;</text:span></text:p>
            <text:p text:style-name="P1"><text:span text:style-name="T2"><text:s text:c="2"/></text:span><text:span text:style-name="T2">New_Age : Age_Type;</text:span></text:p>
            <text:p text:style-name="P1"><text:span text:style-name="T2"/></text:p>
            <text:p text:style-name="P1"><text:span text:style-name="T2"><text:s text:c="2"/></text:span><text:span text:style-name="T2">Average : Integer;</text:span></text:p>
            <text:p text:style-name="P1"><text:span text:style-name="T2"><text:s text:c="2"/></text:span><text:span text:style-name="T2">Average_Age : Age_Type;</text:span></text:p>
            <text:p text:style-name="P1"><text:span text:style-name="T1">begin</text:span></text:p>
            <text:p text:style-name="P1"><text:span text:style-name="T2"><text:s text:c="2"/></text:span><text:span text:style-name="T2">Old_Age := 10_000; <text:s/>-- Run time error (exception)!</text:span></text:p>
            <text:p text:style-name="P1"><text:span text:style-name="T2"><text:s text:c="2"/></text:span><text:span text:style-name="T2">Old_Age := 65;</text:span></text:p>
            <text:p text:style-name="P1"><text:span text:style-name="T2"><text:s text:c="2"/></text:span><text:span text:style-name="T2">New_Age := 17;</text:span></text:p>
            <text:p text:style-name="P1"><text:span text:style-name="T2"><text:s text:c="2"/></text:span><text:span text:style-name="T2">Average := (Old_Age + New_Age) / 2; -- Error!</text:span></text:p>
            <text:p text:style-name="P1"><text:span text:style-name="T2"><text:s text:c="2"/></text:span><text:span text:style-name="T2">Average_Age := (Old_Age + New_Age) / 2;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efining Subtypes</text:p>
          </draw:text-box>
        </draw:frame>
        <draw:frame draw:style-name="gr2" draw:text-style-name="P3" draw:layer="layout" svg:width="21.457cm" svg:height="9.537cm" svg:x="3.81cm" svg:y="6.35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1">subtype</text:span><text:span text:style-name="T2"> Age_Type </text:span><text:span text:style-name="T1">is</text:span><text:span text:style-name="T2"> Integer </text:span><text:span text:style-name="T1">range</text:span><text:span text:style-name="T2"> 0..128;</text:span></text:p>
            <text:p text:style-name="P1"><text:span text:style-name="T2"/></text:p>
            <text:p text:style-name="P1"><text:span text:style-name="T2"><text:s text:c="2"/></text:span><text:span text:style-name="T2">Old_Age <text:s text:c="2"/>: Age_Type := 65;</text:span></text:p>
            <text:p text:style-name="P1"><text:span text:style-name="T2"><text:s text:c="2"/></text:span><text:span text:style-name="T2">Older_Age : Age_Type := 85;</text:span></text:p>
            <text:p text:style-name="P1"><text:span text:style-name="T2"><text:s text:c="2"/></text:span><text:span text:style-name="T2">Average <text:s text:c="2"/>: Integer;</text:span></text:p>
            <text:p text:style-name="P1"><text:span text:style-name="T1">begin</text:span></text:p>
            <text:p text:style-name="P1"><text:span text:style-name="T2"><text:s text:c="2"/></text:span><text:span text:style-name="T2">Old_Age := 10_000; <text:s/>-- Error!</text:span></text:p>
            <text:p text:style-name="P1"><text:span text:style-name="T2"><text:s text:c="2"/></text:span><text:span text:style-name="T2">Average := (Old_Age + Older_Age) / 2; -- Ok</text:span></text:p>
            <text:p text:style-name="P1"><text:span text:style-name="T2"><text:s text:c="2"/></text:span><text:span text:style-name="T2">Old_Age := Average_Age; <text:s text:c="14"/>-- Ok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edefined Subtype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subtype defines a subset of the values of a type.</text:p>
              </text:list-item>
            </text:list>
            <text:list text:style-name="L2">
              <text:list-item>
                <text:list>
                  <text:list-item>
                    <text:p text:style-name="P5">More on this later.</text:p>
                  </text:list-item>
                </text:list>
              </text:list-item>
            </text:list>
            <text:list text:style-name="L2">
              <text:list-item>
                <text:p text:style-name="P4">Two important predefined subtypes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subtype</text:span><text:span text:style-name="T4"> Positive </text:span><text:span text:style-name="T3">is</text:span><text:span text:style-name="T4"> Integer </text:span><text:span text:style-name="T3">range</text:span><text:span text:style-name="T4"> 1 .. Integer'La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subtype</text:span><text:span text:style-name="T4"> Natural </text:span><text:span text:style-name="T3">is</text:span><text:span text:style-name="T4"> Integer </text:span><text:span text:style-name="T3">range</text:span><text:span text:style-name="T4"> 0 .. Integer'La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Can be used at all times (built i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numeration Types</text:p>
          </draw:text-box>
        </draw:frame>
        <draw:frame draw:style-name="gr2" draw:text-style-name="P3" draw:layer="layout" svg:width="26.114cm" svg:height="15.519cm" svg:x="0.635cm" svg:y="5.08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1">type</text:span><text:span text:style-name="T2"> Day_Type </text:span><text:span text:style-name="T1">is</text:span><text:span text:style-name="T2"> (Sun, Mon, Tue, Wed, Thu, Fri, Sat);</text:span></text:p>
            <text:p text:style-name="P1"><text:span text:style-name="T2"/></text:p>
            <text:p text:style-name="P1"><text:span text:style-name="T2"><text:s text:c="2"/></text:span><text:span text:style-name="T2">Today <text:s text:c="3"/>: Day_Type := Mon;</text:span></text:p>
            <text:p text:style-name="P1"><text:span text:style-name="T2"><text:s text:c="2"/></text:span><text:span text:style-name="T2">Tomorrow : Day_Type;</text:span></text:p>
            <text:p text:style-name="P1"><text:span text:style-name="T1">begin</text:span></text:p>
            <text:p text:style-name="P1"><text:span text:style-name="T2"><text:s text:c="2"/></text:span><text:span text:style-name="T2">Tomorrow := 2; <text:s text:c="3"/>-- Error. Type mismatch.</text:span></text:p>
            <text:p text:style-name="P1"><text:span text:style-name="T2"><text:s text:c="2"/></text:span><text:span text:style-name="T2">Tomorrow := Wed; <text:s/>-- Ok.</text:span></text:p>
            <text:p text:style-name="P1"><text:span text:style-name="T2"><text:s text:c="2"/></text:span><text:span text:style-name="T2">Tomorrow := Day_Type'Succ(Today);</text:span></text:p>
            <text:p text:style-name="P1"><text:span text:style-name="T2"/></text:p>
            <text:p text:style-name="P1"><text:span text:style-name="T2"><text:s text:c="2"/></text:span><text:span text:style-name="T1">declare</text:span></text:p>
            <text:p text:style-name="P1"><text:span text:style-name="T2"><text:s text:c="4"/></text:span><text:span text:style-name="T1">subtype</text:span><text:span text:style-name="T2"> Week_Day </text:span><text:span text:style-name="T1">is</text:span><text:span text:style-name="T2"> Day_Type </text:span><text:span text:style-name="T1">range</text:span><text:span text:style-name="T2"> Mon .. Fri;</text:span></text:p>
            <text:p text:style-name="P1"><text:span text:style-name="T2"><text:s text:c="4"/></text:span><text:span text:style-name="T2">Work_Day : Week_Day;</text:span></text:p>
            <text:p text:style-name="P1"><text:span text:style-name="T2"><text:s text:c="2"/></text:span><text:span text:style-name="T1">begin</text:span></text:p>
            <text:p text:style-name="P1"><text:span text:style-name="T2"><text:s text:c="4"/></text:span><text:span text:style-name="T2">Work_Day := Tomorrow; <text:s/>-- Run time check.</text:span></text:p>
            <text:p text:style-name="P1"><text:span text:style-name="T2"><text:s text:c="4"/></text:span><text:span text:style-name="T2">Tomorrow := Work_Day; <text:s/>-- No check necessary.</text:span></text:p>
            <text:p text:style-name="P1"><text:span text:style-name="T2"><text:s text:c="2"/></text:span><text:span text:style-name="T1">end</text:span><text:span text:style-name="T2">;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rray Types</text:p>
          </draw:text-box>
        </draw:frame>
        <draw:frame draw:style-name="gr2" draw:text-style-name="P3" draw:layer="layout" svg:width="26.114cm" svg:height="18.147cm" svg:x="1.191cm" svg:y="3.81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1">subtype</text:span><text:span text:style-name="T2"> Buffer_Index </text:span><text:span text:style-name="T1">is</text:span><text:span text:style-name="T2"> Natural </text:span><text:span text:style-name="T1">range</text:span><text:span text:style-name="T2"> 0..127;</text:span></text:p>
            <text:p text:style-name="P1"><text:span text:style-name="T2"><text:s text:c="2"/></text:span><text:span text:style-name="T1">type</text:span><text:span text:style-name="T2"> Buffer_Type </text:span><text:span text:style-name="T1">is</text:span><text:span text:style-name="T2"> </text:span><text:span text:style-name="T1">array</text:span><text:span text:style-name="T2">(Buffer_Index) </text:span><text:span text:style-name="T1">of</text:span><text:span text:style-name="T2"> Positive;</text:span></text:p>
            <text:p text:style-name="P1"><text:span text:style-name="T2"><text:s text:c="2"/></text:span><text:span text:style-name="T2">-- type Buffer_Type is array(0..127) of Positive;</text:span></text:p>
            <text:p text:style-name="P1"><text:span text:style-name="T2"/></text:p>
            <text:p text:style-name="P1"><text:span text:style-name="T2"><text:s text:c="2"/></text:span><text:span text:style-name="T2">Buffer : Buffer_Type := (2, 3, 5, 7, </text:span><text:span text:style-name="T1">others</text:span><text:span text:style-name="T2"> =&gt; 1);</text:span></text:p>
            <text:p text:style-name="P1"><text:span text:style-name="T2"><text:s text:c="2"/></text:span><text:span text:style-name="T2">Other_Buffer : Buffer_Type;</text:span></text:p>
            <text:p text:style-name="P1"><text:span text:style-name="T1">begin</text:span></text:p>
            <text:p text:style-name="P1"><text:span text:style-name="T2"><text:s text:c="2"/></text:span><text:span text:style-name="T1">for</text:span><text:span text:style-name="T2"> I </text:span><text:span text:style-name="T1">in</text:span><text:span text:style-name="T2"> Buffer_Index </text:span><text:span text:style-name="T1">loop</text:span></text:p>
            <text:p text:style-name="P1"><text:span text:style-name="T2"><text:s text:c="4"/></text:span><text:span text:style-name="T2">Buffer(I) := Buffer(I) + 1; <text:s/>-- No run time checks!</text:span></text:p>
            <text:p text:style-name="P1"><text:span text:style-name="T2"><text:s text:c="2"/></text:span><text:span text:style-name="T1">end</text:span><text:span text:style-name="T2"> </text:span><text:span text:style-name="T1">loop</text:span><text:span text:style-name="T2">;</text:span></text:p>
            <text:p text:style-name="P1"><text:span text:style-name="T2"><text:s text:c="2"/></text:span><text:span text:style-name="T2">Other_Buffer := Buffer; <text:s text:c="7"/>-- Array assignment.</text:span></text:p>
            <text:p text:style-name="P1"><text:span text:style-name="T2"/></text:p>
            <text:p text:style-name="P1"><text:span text:style-name="T2"><text:s text:c="2"/></text:span><text:span text:style-name="T2">-- Array comparison.</text:span></text:p>
            <text:p text:style-name="P1"><text:span text:style-name="T2"><text:s text:c="2"/></text:span><text:span text:style-name="T1">if</text:span><text:span text:style-name="T2"> Buffer = Other_Buffer </text:span><text:span text:style-name="T1">then</text:span></text:p>
            <text:p text:style-name="P1"><text:span text:style-name="T2"><text:s text:c="4"/></text:span><text:span text:style-name="T2">-- Do stuff.</text:span></text:p>
            <text:p text:style-name="P1"><text:span text:style-name="T2"><text:s text:c="2"/></text:span><text:span text:style-name="T1">else</text:span></text:p>
            <text:p text:style-name="P1"><text:span text:style-name="T2"><text:s text:c="4"/></text:span><text:span text:style-name="T2">-- Do other stuff.</text:span></text:p>
            <text:p text:style-name="P1"><text:span text:style-name="T2"><text:s text:c="2"/></text:span><text:span text:style-name="T1">end</text:span><text:span text:style-name="T2"> </text:span><text:span text:style-name="T1">if</text:span><text:span text:style-name="T2">;</text:span></text:p>
            <text:p text:style-name="P1"><text:span text:style-name="T1">end</text:span><text:span text:style-name="T2"> Example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nonymous Array Types</text:p>
          </draw:text-box>
        </draw:frame>
        <draw:frame draw:style-name="gr2" draw:text-style-name="P3" draw:layer="layout" svg:width="26.113cm" svg:height="8.861cm" svg:x="1.192cm" svg:y="4.824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2">Buffer1 : </text:span><text:span text:style-name="T1">array</text:span><text:span text:style-name="T2">(Natural </text:span><text:span text:style-name="T1">range</text:span><text:span text:style-name="T2"> 0 .. 127) </text:span><text:span text:style-name="T1">of</text:span><text:span text:style-name="T2"> Positive;</text:span></text:p>
            <text:p text:style-name="P1"><text:span text:style-name="T2"><text:s text:c="2"/></text:span><text:span text:style-name="T2">Buffer2 : </text:span><text:span text:style-name="T1">array</text:span><text:span text:style-name="T2">(Natural </text:span><text:span text:style-name="T1">range</text:span><text:span text:style-name="T2"> 0 .. 127) </text:span><text:span text:style-name="T1">of</text:span><text:span text:style-name="T2"> Positive;</text:span></text:p>
            <text:p text:style-name="P1"><text:span text:style-name="T1">begin</text:span></text:p>
            <text:p text:style-name="P1"><text:span text:style-name="T2"><text:s text:c="2"/></text:span><text:span text:style-name="T2">Buffer1 := (2, 3, 5, 7, </text:span><text:span text:style-name="T1">others</text:span><text:span text:style-name="T2"> =&gt; 1);</text:span></text:p>
            <text:p text:style-name="P1"><text:span text:style-name="T2"><text:s text:c="2"/></text:span><text:span text:style-name="T2">Buffer2 := (</text:span><text:span text:style-name="T1">others</text:span><text:span text:style-name="T2"> =&gt; 1);</text:span></text:p>
            <text:p text:style-name="P1"><text:span text:style-name="T2"/></text:p>
            <text:p text:style-name="P1"><text:span text:style-name="T2"><text:s text:c="2"/></text:span><text:span text:style-name="T2">Buffer1 := Buffer2; -- Error. Anonymous types differ.</text:span></text:p>
            <text:p text:style-name="P1"><text:span text:style-name="T2"><text:s text:c="2"/>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draw:style-name="gr2" draw:text-style-name="P3" draw:layer="layout" svg:width="21.457cm" svg:height="7.985cm" svg:x="3.175cm" svg:y="6.285cm">
          <draw:text-box>
            <text:p text:style-name="P1"><text:span text:style-name="T1">function</text:span><text:span text:style-name="T2"> Get_Hex_Digit</text:span></text:p>
            <text:p text:style-name="P1"><text:span text:style-name="T2"><text:s text:c="2"/></text:span><text:span text:style-name="T2">(Digit_Value : Natural) </text:span><text:span text:style-name="T1">return</text:span><text:span text:style-name="T2"> Character </text:span><text:span text:style-name="T1">is</text:span></text:p>
            <text:p text:style-name="P1"><text:span text:style-name="T2"/></text:p>
            <text:p text:style-name="P1"><text:span text:style-name="T2"><text:s text:c="2"/></text:span><text:span text:style-name="T2">Digit_Table : </text:span><text:span text:style-name="T1">array</text:span><text:span text:style-name="T2">(0..15) </text:span><text:span text:style-name="T1">of</text:span><text:span text:style-name="T2"> Character :=</text:span></text:p>
            <text:p text:style-name="P1"><text:span text:style-name="T2"><text:s text:c="4"/></text:span><text:span text:style-name="T2">('0', '1', '2', '3', '4', '5', '6', '7',</text:span></text:p>
            <text:p text:style-name="P1"><text:span text:style-name="T2"><text:s text:c="5"/></text:span><text:span text:style-name="T2">'8', '9', 'A', 'B', 'C', 'D', 'E', 'F');</text:span></text:p>
            <text:p text:style-name="P1"><text:span text:style-name="T1">begin</text:span></text:p>
            <text:p text:style-name="P1"><text:span text:style-name="T2"><text:s text:c="2"/></text:span><text:span text:style-name="T1">return</text:span><text:span text:style-name="T2"> Digit_Table(Digit_Value);</text:span></text:p>
            <text:p text:style-name="P1"><text:span text:style-name="T1">end</text:span><text:span text:style-name="T2"> Get_Hex_Digi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71cm" svg:y="0.554cm" presentation:class="title" presentation:user-transformed="true">
          <draw:text-box>
            <text:p text:style-name="P1">Another Example</text:p>
          </draw:text-box>
        </draw:frame>
        <draw:frame draw:style-name="gr2" draw:text-style-name="P6" draw:layer="layout" svg:width="21.457cm" svg:height="17.975cm" svg:x="2.673cm" svg:y="3.175cm">
          <draw:text-box>
            <text:p text:style-name="P1"><text:span text:style-name="T6">procedure</text:span><text:span text:style-name="T7"> Example </text:span><text:span text:style-name="T6">is</text:span></text:p>
            <text:p text:style-name="P1"><text:span text:style-name="T7"><text:s text:c="2"/></text:span><text:span text:style-name="T6">type</text:span><text:span text:style-name="T7"> Day_Type </text:span><text:span text:style-name="T6">is</text:span><text:span text:style-name="T7"> (Sun, Mon, Tue, Wed, Thu, Fri, Sat);</text:span></text:p>
            <text:p text:style-name="P1"><text:span text:style-name="T7"><text:s text:c="2"/></text:span><text:span text:style-name="T6">type</text:span><text:span text:style-name="T7"> Work_Hours </text:span><text:span text:style-name="T6">is</text:span><text:span text:style-name="T7"> </text:span><text:span text:style-name="T6">array</text:span><text:span text:style-name="T7">(Day_Type) </text:span><text:span text:style-name="T6">of</text:span><text:span text:style-name="T7"> Natural;</text:span></text:p>
            <text:p text:style-name="P1"><text:span text:style-name="T7"/></text:p>
            <text:p text:style-name="P1"><text:span text:style-name="T7"><text:s text:c="2"/></text:span><text:span text:style-name="T7">Total_Time : Work_Hours := -- etc;</text:span></text:p>
            <text:p text:style-name="P1"><text:span text:style-name="T7"><text:s text:c="2"/></text:span><text:span text:style-name="T7">Overtime <text:s text:c="2"/>: Work_Hours;</text:span></text:p>
            <text:p text:style-name="P1"><text:span text:style-name="T7"/></text:p>
            <text:p text:style-name="P1"><text:span text:style-name="T7"><text:s text:c="2"/></text:span><text:span text:style-name="T6">function</text:span><text:span text:style-name="T7"> Compute_Overtime</text:span></text:p>
            <text:p text:style-name="P1"><text:span text:style-name="T7"><text:s text:c="4"/></text:span><text:span text:style-name="T7">(Time : Work_Hours) </text:span><text:span text:style-name="T6">return</text:span><text:span text:style-name="T7"> Work_Hours </text:span><text:span text:style-name="T6">is</text:span></text:p>
            <text:p text:style-name="P1"><text:span text:style-name="T7"><text:s text:c="4"/></text:span><text:span text:style-name="T7">Result : Work_Hours := (</text:span><text:span text:style-name="T6">others</text:span><text:span text:style-name="T7"> =&gt; 0);</text:span></text:p>
            <text:p text:style-name="P1"><text:span text:style-name="T7"><text:s text:c="2"/></text:span><text:span text:style-name="T6">begin</text:span></text:p>
            <text:p text:style-name="P1"><text:span text:style-name="T7"><text:s text:c="4"/></text:span><text:span text:style-name="T6">for</text:span><text:span text:style-name="T7"> Day </text:span><text:span text:style-name="T6">in</text:span><text:span text:style-name="T7"> Day_Type </text:span><text:span text:style-name="T6">loop</text:span></text:p>
            <text:p text:style-name="P1"><text:span text:style-name="T7"><text:s text:c="6"/></text:span><text:span text:style-name="T6">case</text:span><text:span text:style-name="T7"> Day </text:span><text:span text:style-name="T6">is</text:span></text:p>
            <text:p text:style-name="P1"><text:span text:style-name="T7"><text:s text:c="8"/></text:span><text:span text:style-name="T6">when</text:span><text:span text:style-name="T7"> Sun | Sat =&gt; Result(Day) := Time(Day);</text:span></text:p>
            <text:p text:style-name="P1"><text:span text:style-name="T7"><text:s text:c="8"/></text:span><text:span text:style-name="T6">when</text:span><text:span text:style-name="T7"> </text:span><text:span text:style-name="T6">others</text:span><text:span text:style-name="T7"> <text:s text:c="3"/>=&gt;</text:span></text:p>
            <text:p text:style-name="P1"><text:span text:style-name="T7"><text:s text:c="10"/></text:span><text:span text:style-name="T6">if</text:span><text:span text:style-name="T7"> Time(Day) &gt; 8 </text:span><text:span text:style-name="T6">then</text:span></text:p>
            <text:p text:style-name="P1"><text:span text:style-name="T7"><text:s text:c="12"/></text:span><text:span text:style-name="T7">Result(Day) := Time(Day) – 8;</text:span></text:p>
            <text:p text:style-name="P1"><text:span text:style-name="T7"><text:s text:c="10"/></text:span><text:span text:style-name="T6">end</text:span><text:span text:style-name="T7"> </text:span><text:span text:style-name="T6">if</text:span><text:span text:style-name="T7">;</text:span></text:p>
            <text:p text:style-name="P1"><text:span text:style-name="T7"><text:s text:c="6"/></text:span><text:span text:style-name="T6">end</text:span><text:span text:style-name="T7"> </text:span><text:span text:style-name="T6">case</text:span><text:span text:style-name="T7">;</text:span></text:p>
            <text:p text:style-name="P1"><text:span text:style-name="T7"><text:s text:c="4"/></text:span><text:span text:style-name="T6">end</text:span><text:span text:style-name="T7"> </text:span><text:span text:style-name="T6">loop</text:span><text:span text:style-name="T7">;</text:span></text:p>
            <text:p text:style-name="P1"><text:span text:style-name="T7"><text:s text:c="4"/></text:span><text:span text:style-name="T6">return</text:span><text:span text:style-name="T7"> Result;</text:span></text:p>
            <text:p text:style-name="P1"><text:span text:style-name="T7"><text:s text:c="2"/></text:span><text:span text:style-name="T6">end</text:span><text:span text:style-name="T7"> Compute_Overtime;</text:span></text:p>
            <text:p text:style-name="P1"><text:span text:style-name="T6">begin</text:span></text:p>
            <text:p text:style-name="P1"><text:span text:style-name="T7"><text:s text:c="2"/></text:span><text:span text:style-name="T7">Overtime := Compute_Overtime(Total_Time);</text:span></text:p>
            <text:p text:style-name="P1"><text:span text:style-name="T6">end</text:span><text:span text:style-name="T7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nconstrained Array Types</text:p>
          </draw:text-box>
        </draw:frame>
        <draw:frame draw:style-name="gr2" draw:text-style-name="P3" draw:layer="layout" svg:width="27.044cm" svg:height="15.419cm" svg:x="0.635cm" svg:y="4.566cm">
          <draw:text-box>
            <text:p text:style-name="P1"><text:span text:style-name="T1">type</text:span><text:span text:style-name="T2"> Buffer_Type </text:span><text:span text:style-name="T1">is</text:span><text:span text:style-name="T2"> </text:span><text:span text:style-name="T1">array</text:span><text:span text:style-name="T2">(Natural </text:span><text:span text:style-name="T1">range</text:span><text:span text:style-name="T2"> &lt;&gt;) </text:span><text:span text:style-name="T1">of</text:span><text:span text:style-name="T2"> Character;</text:span></text:p>
            <text:p text:style-name="P1"><text:span text:style-name="T2"/></text:p>
            <text:p text:style-name="P1"><text:span text:style-name="T1">procedure</text:span><text:span text:style-name="T2"> Reverse_Buffer(Buffer : </text:span><text:span text:style-name="T1">in</text:span><text:span text:style-name="T2"> </text:span><text:span text:style-name="T1">out</text:span><text:span text:style-name="T2"> Buffer_Type) </text:span><text:span text:style-name="T1">is</text:span></text:p>
            <text:p text:style-name="P1"><text:span text:style-name="T2"><text:s text:c="2"/></text:span><text:span text:style-name="T2">Temp : Character;</text:span></text:p>
            <text:p text:style-name="P1"><text:span text:style-name="T1">begin</text:span></text:p>
            <text:p text:style-name="P1"><text:span text:style-name="T2"><text:s text:c="2"/></text:span><text:span text:style-name="T1">for</text:span><text:span text:style-name="T2"> I </text:span><text:span text:style-name="T1">in</text:span><text:span text:style-name="T2"> 0 .. Buffer'Length/2 - 1 </text:span><text:span text:style-name="T1">loop</text:span></text:p>
            <text:p text:style-name="P1"><text:span text:style-name="T2"><text:s text:c="4"/></text:span><text:span text:style-name="T2">Temp := Buffer(Buffer'First + I);</text:span></text:p>
            <text:p text:style-name="P1"><text:span text:style-name="T2"><text:s text:c="4"/></text:span><text:span text:style-name="T2">Buffer(Buffer'First + I) := Buffer(Buffer'Last – I);</text:span></text:p>
            <text:p text:style-name="P1"><text:span text:style-name="T2"><text:s text:c="4"/></text:span><text:span text:style-name="T2">Buffer(Buffer'Last – I) := Temp;</text:span></text:p>
            <text:p text:style-name="P1"><text:span text:style-name="T2"><text:s text:c="2"/></text:span><text:span text:style-name="T1">end</text:span><text:span text:style-name="T2"> </text:span><text:span text:style-name="T1">loop</text:span><text:span text:style-name="T2">;</text:span></text:p>
            <text:p text:style-name="P1"><text:span text:style-name="T1">end</text:span><text:span text:style-name="T2"> Reverse_Buffer;</text:span></text:p>
            <text:p text:style-name="P1"><text:span text:style-name="T2"/></text:p>
            <text:p text:style-name="P1"><text:span text:style-name="T2">B1 : Buffer(0 .. 127); <text:s/>-- Constraints must be provided.</text:span></text:p>
            <text:p text:style-name="P1"><text:span text:style-name="T2">B2 : Buffer(10 .. 20);</text:span></text:p>
            <text:p text:style-name="P1"><text:span text:style-name="T2">B3 : Buffer; <text:s text:c="11"/>-- Error!</text:span></text:p>
            <text:p text:style-name="P1"><text:span text:style-name="T2"/></text:p>
            <text:p text:style-name="P1"><text:span text:style-name="T2">Reverse_Buffer(B1);</text:span></text:p>
            <text:p text:style-name="P1"><text:span text:style-name="T2">Reverse_Buffer(B2);</text:span></text:p>
          </draw:text-box>
        </draw:frame>
        <draw:frame draw:style-name="gr3" draw:text-style-name="P7" draw:layer="layout" svg:width="0.635cm" svg:height="1.204cm" svg:x="5.08cm" svg:y="8.255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uilt In String</text:p>
          </draw:text-box>
        </draw:frame>
        <draw:frame draw:style-name="gr2" draw:text-style-name="P3" draw:layer="layout" svg:width="24.716cm" svg:height="1.127cm" svg:x="1.318cm" svg:y="10.16cm">
          <draw:text-box>
            <text:p text:style-name="P1"><text:span text:style-name="T1">type</text:span><text:span text:style-name="T2"> String </text:span><text:span text:style-name="T8">is</text:span><text:span text:style-name="T2"> </text:span><text:span text:style-name="T1">array</text:span><text:span text:style-name="T2">(Positive </text:span><text:span text:style-name="T1">range</text:span><text:span text:style-name="T2"> &lt;&gt;) </text:span><text:span text:style-name="T1">of</text:span><text:span text:style-name="T2"> Charac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arameter Modes</text:p>
          </draw:text-box>
        </draw:frame>
        <draw:frame presentation:style-name="pr5" draw:text-style-name="P8" draw:layer="layout" svg:width="25.199cm" svg:height="15.682cm" svg:x="1.4cm" svg:y="4.914cm" presentation:class="outline" presentation:user-transformed="true">
          <draw:text-box>
            <text:list text:style-name="L2">
              <text:list-item>
                <text:p text:style-name="P4"><text:span text:style-name="T9">in</text:span><text:span text:style-name="T10"> : Parameter is read-only Initialized by argument.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Default mode if none is specifi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Only mode allowed for func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Argument can be arbitrary expression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in out</text:span><text:span text:style-name="T10"> : Parameter is read/write. Initialized by argument. Changes are visible to the caller.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Parameter may be passed by reference or value. Compiler's choic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out</text:span><text:span text:style-name="T10"> : Similar to </text:span><text:span text:style-name="T9">in out</text:span><text:span text:style-name="T10"> except parameter is uninitialized when subprogram is enter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ubprogram Calls</text:p>
          </draw:text-box>
        </draw:frame>
        <draw:frame draw:style-name="gr2" draw:text-style-name="P3" draw:layer="layout" svg:width="27.045cm" svg:height="14.593cm" svg:x="0.635cm" svg:y="5.715cm">
          <draw:text-box>
            <text:p text:style-name="P1"><text:span text:style-name="T1">function</text:span><text:span text:style-name="T2"> F1(A : Integer) </text:span><text:span text:style-name="T1">return</text:span><text:span text:style-name="T2"> Boolean;</text:span></text:p>
            <text:p text:style-name="P1"><text:span text:style-name="T1">function</text:span><text:span text:style-name="T2"> F2 </text:span><text:span text:style-name="T1">return</text:span><text:span text:style-name="T2"> Integer;</text:span></text:p>
            <text:p text:style-name="P1"><text:span text:style-name="T2"/></text:p>
            <text:p text:style-name="P1"><text:span text:style-name="T1">procedure</text:span><text:span text:style-name="T2"> P1</text:span></text:p>
            <text:p text:style-name="P1"><text:span text:style-name="T2"><text:s text:c="2"/></text:span><text:span text:style-name="T2">(Temperature <text:s text:c="4"/>: </text:span><text:span text:style-name="T1">in</text:span><text:span text:style-name="T2"> Integer;</text:span></text:p>
            <text:p text:style-name="P1"><text:span text:style-name="T2"><text:s text:c="3"/></text:span><text:span text:style-name="T2">Result_Pressure : </text:span><text:span text:style-name="T1">out</text:span><text:span text:style-name="T2"> Integer);</text:span></text:p>
            <text:p text:style-name="P1"><text:span text:style-name="T1">procedure</text:span><text:span text:style-name="T2"> P2;</text:span></text:p>
            <text:p text:style-name="P1"><text:span text:style-name="T2"/></text:p>
            <text:p text:style-name="P1"><text:span text:style-name="T2">Flag <text:s text:c="2"/>: Boolean := F1(10); -- Can't ignore return.</text:span></text:p>
            <text:p text:style-name="P1"><text:span text:style-name="T2">Result : Integer := F2; <text:s text:c="4"/>-- Call function F2.</text:span></text:p>
            <text:p text:style-name="P1"><text:span text:style-name="T2"/></text:p>
            <text:p text:style-name="P1"><text:span text:style-name="T2">P1(F2, Result); <text:s/>-- Call F2 to provide argument.</text:span></text:p>
            <text:p text:style-name="P1"><text:span text:style-name="T2">P1(Result, F2); <text:s/>-- Error! Out parameter must be variable</text:span></text:p>
            <text:p text:style-name="P1"><text:span text:style-name="T2">P2; <text:s text:c="13"/>-- Call P2.</text:span></text:p>
            <text:p text:style-name="P1"><text:span text:style-name="T2"/></text:p>
            <text:p text:style-name="P1"><text:span text:style-name="T2">P1(Result_Pressure =&gt; Result,</text:span></text:p>
            <text:p text:style-name="P1"><text:span text:style-name="T2"><text:s text:c="3"/></text:span><text:span text:style-name="T2">Temperature <text:s text:c="4"/>=&gt; F2); -- Use named associa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cord Types</text:p>
          </draw:text-box>
        </draw:frame>
        <draw:frame draw:style-name="gr2" draw:text-style-name="P3" draw:layer="layout" svg:width="27.51cm" svg:height="15.669cm" svg:x="0.091cm" svg:y="4.445cm">
          <draw:text-box>
            <text:p text:style-name="P1"><text:span text:style-name="T1">procedure</text:span><text:span text:style-name="T2"> Example </text:span><text:span text:style-name="T1">is</text:span></text:p>
            <text:p text:style-name="P1"><text:span text:style-name="T2"><text:s text:c="2"/></text:span><text:span text:style-name="T1">type</text:span><text:span text:style-name="T2"> Month_Type </text:span><text:span text:style-name="T1">is</text:span><text:span text:style-name="T2"> (Jan, Feb, Mar, Apr, May, Jun,</text:span></text:p>
            <text:p text:style-name="P1"><text:span text:style-name="T2"><text:s text:c="22"/></text:span><text:span text:style-name="T2">Jul, Aug, Sep, Oct, Nov, Dec);</text:span></text:p>
            <text:p text:style-name="P1"><text:span text:style-name="T2"><text:s text:c="2"/></text:span><text:span text:style-name="T1">type</text:span><text:span text:style-name="T2"> Date </text:span><text:span text:style-name="T1">is</text:span></text:p>
            <text:p text:style-name="P1"><text:span text:style-name="T2"><text:s text:c="4"/></text:span><text:span text:style-name="T1">record</text:span></text:p>
            <text:p text:style-name="P1"><text:span text:style-name="T2"><text:s text:c="6"/></text:span><text:span text:style-name="T2">Day <text:s text:c="2"/>: Integer </text:span><text:span text:style-name="T1">range</text:span><text:span text:style-name="T2"> 1 .. 31;</text:span></text:p>
            <text:p text:style-name="P1"><text:span text:style-name="T2"><text:s text:c="6"/></text:span><text:span text:style-name="T2">Month : Month_Type;</text:span></text:p>
            <text:p text:style-name="P1"><text:span text:style-name="T2"><text:s text:c="6"/></text:span><text:span text:style-name="T2">Year <text:s/>: Integer </text:span><text:span text:style-name="T1">range</text:span><text:span text:style-name="T2"> 1900 .. 2099;</text:span></text:p>
            <text:p text:style-name="P1"><text:span text:style-name="T2"><text:s text:c="4"/></text:span><text:span text:style-name="T1">end</text:span><text:span text:style-name="T2"> </text:span><text:span text:style-name="T1">record</text:span><text:span text:style-name="T2">;</text:span></text:p>
            <text:p text:style-name="P1"><text:span text:style-name="T2"/></text:p>
            <text:p text:style-name="P1"><text:span text:style-name="T2"><text:s text:c="2"/></text:span><text:span text:style-name="T2">Today : Date := (Day =&gt; 25, Month =&gt; Aug, Year =&gt; 2008);</text:span></text:p>
            <text:p text:style-name="P1"><text:span text:style-name="T2"><text:s text:c="2"/></text:span><text:span text:style-name="T2">Tomorrow : Date;</text:span></text:p>
            <text:p text:style-name="P1"><text:span text:style-name="T1">begin</text:span></text:p>
            <text:p text:style-name="P1"><text:span text:style-name="T2"><text:s text:c="2"/></text:span><text:span text:style-name="T1">if</text:span><text:span text:style-name="T2"> Today.Year = 2008 </text:span><text:span text:style-name="T1">then</text:span></text:p>
            <text:p text:style-name="P1"><text:span text:style-name="T2"><text:s text:c="4"/></text:span><text:span text:style-name="T2">Today := (25, Aug, 2009); -- Record aggregates.</text:span></text:p>
            <text:p text:style-name="P1"><text:span text:style-name="T2"><text:s text:c="2"/></text:span><text:span text:style-name="T1">end</text:span><text:span text:style-name="T2"> </text:span><text:span text:style-name="T1">if</text:span><text:span text:style-name="T2">;</text:span></text:p>
            <text:p text:style-name="P1"><text:span text:style-name="T2"><text:s text:c="2"/></text:span><text:span text:style-name="T2">Tomorrow := Today; <text:s/>-- Record assignment, etc.</text:span></text:p>
            <text:p text:style-name="P1"><text:span text:style-name="T1">end</text:span><text:span text:style-name="T2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O Operation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Demonstrate vowels and hexdump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08-25T13:19:10</dc:date>
    <meta:editing-cycles>8</meta:editing-cycles>
    <meta:editing-duration>PT5H5M14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